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2.980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There are several points(issues/concerns and functionalities). You need to address at least the basic ones. Login page :- </text:p>
          </table:table-cell>
          <table:table-cell/>
        </table:table-row>
        <table:table-row table:style-name="ro1">
          <table:table-cell office:value-type="string">
            <text:p><text:s/>3. No forgot password is there. Ideally it should be present as there is no way of changing the password.</text:p>
          </table:table-cell>
          <table:table-cell office:value-type="string">
            <text:p>work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/>Admin Module:- Faculties page :- </text:p>
          </table:table-cell>
          <table:table-cell/>
        </table:table-row>
        <table:table-row table:style-name="ro1">
          <table:table-cell office:value-type="string">
            <text:p>1. The layout of Faculty Information and List of faculties are not of same length. They should be of same length if its in same page.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<text:s/>2. Ideally the addition of faculty and view of faculty list should be in different pages so as not to cramp the single page.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<text:s/>3. The list of faculties should display the faculties as well as there should be option to edit/delete/active or deactive as needed else whats the point of showing the data. 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4. Server side validation error message is not being shown when JS is disabled and the page gets reloaded. </text:p>
          </table:table-cell>
          <table:table-cell office:value-type="string">
            <text:p>working</text:p>
          </table:table-cell>
        </table:table-row>
        <table:table-row table:style-name="ro1">
          <table:table-cell office:value-type="string">
            <text:p>5. There should be no scrolls(at least remove the horizontal scroll) in the table of viewing list of faculties and the table should display all the data. 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6. No pagination of list of faculties present. 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7. Avoid js alert boxes. Use dialog boxes/modals instead for the notification.</text:p>
          </table:table-cell>
          <table:table-cell office:value-type="string">
            <text:p>n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Students page Same suggestions as faculties page </text:p>
          </table:table-cell>
          <table:table-cell office:value-type="string">
            <text:p>n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Faculty Module:- </text:p>
          </table:table-cell>
          <table:table-cell/>
        </table:table-row>
        <table:table-row table:style-name="ro1">
          <table:table-cell office:value-type="string">
            <text:p>1. Proper Menu division is not done.</text:p>
          </table:table-cell>
          <table:table-cell office:value-type="string">
            <text:p>working</text:p>
          </table:table-cell>
        </table:table-row>
        <table:table-row table:style-name="ro1">
          <table:table-cell office:value-type="string">
            <text:p><text:s/>For Example:- Instead of Question Bank section, there should be a "Question" menu inside which submenu would be there to display the question bank, addition of question, deletion of question etc.</text:p>
          </table:table-cell>
          <table:table-cell/>
        </table:table-row>
        <table:table-row table:style-name="ro1">
          <table:table-cell office:value-type="string">
            <text:p><text:s/>2. Question Bank refers to the vault of all the questions. The section "Question Bank" would create ambiguity for a faculty when entered as it displays "Add Question" instead of showing all the questions. </text:p>
          </table:table-cell>
          <table:table-cell office:value-type="string">
            <text:p>working</text:p>
          </table:table-cell>
        </table:table-row>
        <table:table-row table:style-name="ro1">
          <table:table-cell office:value-type="string">
            <text:p><text:s/>4. Implement &lt;noscript&gt; </text:p>
          </table:table-cell>
          <table:table-cell office:value-type="string">
            <text:p>work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et a Quiz Section:- </text:p>
          </table:table-cell>
          <table:table-cell/>
        </table:table-row>
        <table:table-row table:style-name="ro1">
          <table:table-cell office:value-type="string">
            <text:p>3. The list of questions needs to be in a table with pagination. 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4. The "Quiz Information" and "Question Bank" div need to be of same size for uniformity and no scroll bars for the question list.</text:p>
          </table:table-cell>
          <table:table-cell office:value-type="string">
            <text:p>work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/>View Quiz section:- </text:p>
          </table:table-cell>
          <table:table-cell/>
        </table:table-row>
        <table:table-row table:style-name="ro1">
          <table:table-cell office:value-type="string">
            <text:p>1. We should be able to remove, add questions for a selected quiz for upcoming quiz. For the past quiz list of questions can only be viewed.</text:p>
          </table:table-cell>
          <table:table-cell office:value-type="string">
            <text:p>n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Done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/>Student Profile section:- </text:p>
          </table:table-cell>
          <table:table-cell/>
        </table:table-row>
        <table:table-row table:style-name="ro1">
          <table:table-cell office:value-type="string">
            <text:p>1. Instead of showing the Test Scores in a new window, it should display the result in a dialog box or modal window. 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2. It seems like all the students'(including the inactive ones) score is displayed even if he/she hasn't logged into the application even once. 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1. The field "End Time" is having wrong placeholder displaying "Select the correct option". 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2. The "End Time" filed should be the "Duration". 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1. The message and the field should mention the same thing. Either it should be Userid or emailid at both the places.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<text:s/>2. The Login page should have a header as to what this login form it stands for.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<text:s/>1. The date and time needs to be in a proper format instead of just displaying the retrieved value from database. 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3. Unless the js validations are correct the form should not submit or do the ajax call.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<text:s/>Results section:-</text:p>
          </table:table-cell>
          <table:table-cell/>
        </table:table-row>
        <table:table-row table:style-name="ro1">
          <table:table-cell office:value-type="string">
            <text:p>2. There should be an option to select the quiz first for which you want to view the results instead of displaying all the results.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<text:s/>8. If there is an error message in the "add faculty" then no ajax call should be made unless and until the error message is cleared out. </text:p>
          </table:table-cell>
          <table:table-cell office:value-type="string">
            <text:p>y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Done:</text:p>
          </table:table-cell>
          <table:table-cell/>
        </table:table-row>
        <table:table-row table:style-name="ro2">
          <table:table-cell office:value-type="string">
            <text:p>datatables in all </text:p>
          </table:table-cell>
          <table:table-cell/>
        </table:table-row>
        <table:table-row table:style-name="ro2">
          <table:table-cell office:value-type="string">
            <text:p>paginations,</text:p>
          </table:table-cell>
          <table:table-cell/>
        </table:table-row>
        <table:table-row table:style-name="ro1">
          <table:table-cell office:value-type="string">
            <text:p>fonts and all check,</text:p>
          </table:table-cell>
          <table:table-cell/>
        </table:table-row>
        <table:table-row table:style-name="ro1">
          <table:table-cell office:value-type="string">
            <text:p>separate the view in admin, </text:p>
          </table:table-cell>
          <table:table-cell/>
        </table:table-row>
        <table:table-row table:style-name="ro1">
          <table:table-cell office:value-type="string">
            <text:p>modal table 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1/28/2018</text:date>, <text:time>12:1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gha kedia</meta:initial-creator>
    <meta:creation-date>2018-01-24T11:41:50.57</meta:creation-date>
    <dc:date>2018-01-28T12:13:45.18</dc:date>
    <dc:creator>megha kedia</dc:creator>
    <meta:editing-duration>PT22H2M19S</meta:editing-duration>
    <meta:editing-cycles>16</meta:editing-cycles>
    <meta:generator>OpenOffice/4.1.1$Win32 OpenOffice.org_project/411m6$Build-9775</meta:generator>
    <meta:document-statistic meta:table-count="3" meta:cell-count="65" meta:object-count="0"/>
  </office:meta>
</office:document-meta>
</file>